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r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iliği ile değiştirlmasini sağlayabilirsiniz.
Bu şekilde tanımlanan değerler derlemeden önce yerine yazıldığı için değişken olarak işlem görmezler.
.. code-block:: C</text:p>
        <text:p text:style-name="rststyle-blockquote">#define sayi 12
...
printf("%dn",sayi);
...</text:p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26:26</meta:creation-date>
    <dc:creator>a</dc:creator>
    <dc:date>2023-09-18T21:26:26</dc:date>
    <dc:language>en-US</dc:language>
    <meta:editing-cycles>1</meta:editing-cycles>
    <meta:editing-duration>PT00M01S</meta:editing-duration>
    <dc:title>C Dersi</dc:title>
  </office:meta>
</office:document-meta>
</file>